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008" officeooo:paragraph-rsid="0001a008"/>
    </style:style>
    <style:style style:name="P2" style:family="paragraph" style:parent-style-name="Standard">
      <style:text-properties officeooo:rsid="0001a008" officeooo:paragraph-rsid="0001a008"/>
    </style:style>
    <style:style style:name="P3" style:family="paragraph" style:parent-style-name="Standard">
      <style:text-properties officeooo:rsid="000293fb" officeooo:paragraph-rsid="000293fb"/>
    </style:style>
    <style:style style:name="P4" style:family="paragraph" style:parent-style-name="Standard">
      <style:text-properties officeooo:rsid="000420cc" officeooo:paragraph-rsid="000420cc"/>
    </style:style>
    <style:style style:name="T1" style:family="text">
      <style:text-properties officeooo:rsid="00042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ype String</text:p>
      <text:p text:style-name="P1">2. Float</text:p>
      <text:p text:style-name="P1">3. = jest operatorem przypisania a == jest operatorem który sprawdza prawdziwosc wyrazenia</text:p>
      <text:p text:style-name="P1">4. z pomoca operandu #</text:p>
      <text:p text:style-name="P1">5.input()</text:p>
      <text:p text:style-name="P1">6 „its’ working”</text:p>
      <text:p text:style-name="P1">7nie</text:p>
      <text:p text:style-name="P1">8. sprawdza dlugosc zmiennej</text:p>
      <text:p text:style-name="P1">9.slowniki,listy i tuple</text:p>
      <text:p text:style-name="P1">10. oznacza brak wartosci</text:p>
      <text:p text:style-name="P1">11. False</text:p>
      <text:p text:style-name="P1">12.False</text:p>
      <text:p text:style-name="P1">13. == sprawdza czy wartosci są takie same, a is sprawdza czy te dwie zmienne są dokladnie takie same czyli porownuje pointery do miejsca w pamieci dwoch zmiennych</text:p>
      <text:p text:style-name="P1">14. nie wiem</text:p>
      <text:p text:style-name="P1">15. 8</text:p>
      <text:p text:style-name="P1">16.nie</text:p>
      <text:p text:style-name="P1">17. przy elif jest warunek przy else nie</text:p>
      <text:p text:style-name="P1">18. sprawdza czy wartosc jest w danej sekwencji</text:p>
      <text:p text:style-name="P1">19. def function(x= ‘parametr’):</text:p>
      <text:p text:style-name="P1"><text:tab/>return x</text:p>
      <text:p text:style-name="P1">20.funkcja zwroci None</text:p>
      <text:p text:style-name="P1">21.list[-1]</text:p>
      <text:p text:style-name="P1">22.dodaje na koniec listy wartosc 10</text:p>
      <text:p text:style-name="P1">23. pierwsze zwraca wartosci pod indeksami 1,2 a drugie pod indeksami 0,1,2</text:p>
      <text:p text:style-name="P1">24. zwraca wartosc danego klucza</text:p>
      <text:p text:style-name="P1">25. tuple(0,3)</text:p>
      <text:p text:style-name="P3">26. for x,y in dict.items():</text:p>
      <text:p text:style-name="P3">print(x,y)</text:p>
      <text:p text:style-name="P3">27.tworzy liste malejaca od 5 do 1</text:p>
      <text:p text:style-name="P3">28. for potrzebuje zmiennej iteratory i uzywa się gdy iterujemy po czymś czego znamey dlugosc, a hwile uzywa się do prowadzenia petli do spelnienia okreslonego warunku</text:p>
      <text:p text:style-name="P3">29. tak</text:p>
      <text:p text:style-name="P3">30. 0,1,2 done</text:p>
      <text:p text:style-name="P3">31. None</text:p>
      <text:p text:style-name="P3">32. po prostu napisac o tak funkcja(a,b)</text:p>
      <text:p text:style-name="P3">33. dict,set,list</text:p>
      <text:p text:style-name="P3">34. slownik = dict() , lista=list()</text:p>
      <text:p text:style-name="P3">35.nie wiem kompletnie, wytlumacz mi</text:p>
      <text:p text:style-name="P3">36. tworzy iterowalny obiekt</text:p>
      <text:p text:style-name="P3">37.z pomoca funkcji unique()</text:p>
      <text:p text:style-name="P3">38.5</text:p>
      <text:p text:style-name="P3">39tak</text:p>
      <text:p text:style-name="P3">40. nie wiem wytlumacz mi</text:p>
      <text:p text:style-name="P3">41. jest to metoda do tworzenia list <text:s/>z mozliwoscia iterowania po liscie i nakladania warunkow listy</text:p>
      <text:p text:style-name="P3">42<text:span text:style-name="T1">nw wytlumacz mi</text:span></text:p>
      <text:p text:style-name="P4">43list i set są mutable a tuplek nie’</text:p>
      <text:p text:style-name="P4">44. any sprawdza czy chociaz jeden element jest true a all czy wszystkie są true/?</text:p>
      <text:p text:style-name="P4">45.odwraca liste</text:p>
      <text:p text:style-name="P4">46. z pomoca operatora is?</text:p>
      <text:p text:style-name="P4">47. funkcja sorted powoduje sortowanie jakiegos obiektu i zwraca go. Key umozliwia warunek jak sortuje się cos</text:p>
      <text:p text:style-name="P4"><text:soft-page-break/>48. w nawiasie map()</text:p>
      <text:p text:style-name="P4">49. jest to slowo klucz do debugowania</text:p>
      <text:p text:style-name="P4">50nw.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5:53:19.314787968</meta:creation-date>
    <meta:editing-duration>PT7M12S</meta:editing-duration>
    <meta:editing-cycles>2</meta:editing-cycles>
    <meta:generator>LibreOffice/7.3.7.2$Linux_X86_64 LibreOffice_project/30$Build-2</meta:generator>
    <dc:date>2025-06-19T16:10:37.910337914</dc:date>
    <meta:document-statistic meta:table-count="0" meta:image-count="0" meta:object-count="0" meta:page-count="2" meta:paragraph-count="52" meta:word-count="286" meta:character-count="1698" meta:non-whitespace-character-count="1462"/>
  </office:meta>
</office:document-meta>
</file>